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7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gps coords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calculated heading</text:p>
          </table:table-cell>
        </table:table-row>
        <table:table-row table:style-name="ro2">
          <table:table-cell office:value-type="string" calcext:value-type="string">
            <text:p>34:30</text:p>
          </table:table-cell>
          <table:table-cell office:value-type="float" office:value="38.332475" calcext:value-type="float">
            <text:p>38.332475</text:p>
          </table:table-cell>
          <table:table-cell office:value-type="float" office:value="40.47904" calcext:value-type="float">
            <text:p>40.47904</text:p>
          </table:table-cell>
          <table:table-cell table:number-columns-repeated="2"/>
        </table:table-row>
        <table:table-row table:style-name="ro2">
          <table:table-cell/>
          <table:table-cell office:value-type="float" office:value="81.080905" calcext:value-type="float">
            <text:p>81.080905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34:58</text:p>
          </table:table-cell>
          <table:table-cell office:value-type="float" office:value="38.3325916666667" calcext:value-type="float">
            <text:p>38.3325916667</text:p>
          </table:table-cell>
          <table:table-cell office:value-type="float" office:value="85.97174" calcext:value-type="float">
            <text:p>85.97174</text:p>
          </table:table-cell>
          <table:table-cell office:value-type="string" calcext:value-type="string">
            <text:p>42 feet</text:p>
          </table:table-cell>
          <table:table-cell/>
        </table:table-row>
        <table:table-row table:style-name="ro2">
          <table:table-cell/>
          <table:table-cell office:value-type="float" office:value="81.08089" calcext:value-type="float">
            <text:p>81.08089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35:20</text:p>
          </table:table-cell>
          <table:table-cell office:value-type="float" office:value="38.332605" calcext:value-type="float">
            <text:p>38.332605</text:p>
          </table:table-cell>
          <table:table-cell office:value-type="float" office:value="241.51572" calcext:value-type="float">
            <text:p>241.51572</text:p>
          </table:table-cell>
          <table:table-cell table:number-columns-repeated="2"/>
        </table:table-row>
        <table:table-row table:style-name="ro2">
          <table:table-cell/>
          <table:table-cell office:value-type="float" office:value="81.0809966666667" calcext:value-type="float">
            <text:p>81.0809966667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 calcext:value-type="string">
            <text:p>13:08</text:p>
          </table:table-cell>
          <table:table-cell office:value-type="float" office:value="38.33258" calcext:value-type="float">
            <text:p>38.33258</text:p>
          </table:table-cell>
          <table:table-cell office:value-type="float" office:value="26.56505" calcext:value-type="float">
            <text:p>26.56505</text:p>
          </table:table-cell>
          <table:table-cell table:number-columns-repeated="2"/>
        </table:table-row>
        <table:table-row table:style-name="ro2">
          <table:table-cell/>
          <table:table-cell office:value-type="float" office:value="81.0809866666667" calcext:value-type="float">
            <text:p>81.0809866667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14:50</text:p>
          </table:table-cell>
          <table:table-cell office:value-type="float" office:value="38.332705" calcext:value-type="float">
            <text:p>38.332705</text:p>
          </table:table-cell>
          <table:table-cell office:value-type="float" office:value="23.79312" calcext:value-type="float">
            <text:p>23.79312</text:p>
          </table:table-cell>
          <table:table-cell office:value-type="string" calcext:value-type="string">
            <text:p>51 feet</text:p>
          </table:table-cell>
          <table:table-cell office:value-type="float" office:value="26.39" calcext:value-type="float">
            <text:p>26.39</text:p>
          </table:table-cell>
        </table:table-row>
        <table:table-row table:style-name="ro2">
          <table:table-cell/>
          <table:table-cell office:value-type="float" office:value="81.0809066666667" calcext:value-type="float">
            <text:p>81.0809066667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16:26</text:p>
          </table:table-cell>
          <table:table-cell office:value-type="float" office:value="38.3327316666667" calcext:value-type="float">
            <text:p>38.3327316667</text:p>
          </table:table-cell>
          <table:table-cell office:value-type="float" office:value="27.30911" calcext:value-type="float">
            <text:p>27.30911</text:p>
          </table:table-cell>
          <table:table-cell office:value-type="string" calcext:value-type="string">
            <text:p>12 feet</text:p>
          </table:table-cell>
          <table:table-cell office:value-type="float" office:value="39.48" calcext:value-type="float">
            <text:p>39.48</text:p>
          </table:table-cell>
        </table:table-row>
        <table:table-row table:style-name="ro2">
          <table:table-cell/>
          <table:table-cell office:value-type="float" office:value="81.0808783333333" calcext:value-type="float">
            <text:p>81.0808783333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19:14</text:p>
          </table:table-cell>
          <table:table-cell office:value-type="float" office:value="38.3326416666667" calcext:value-type="float">
            <text:p>38.3326416667</text:p>
          </table:table-cell>
          <table:table-cell office:value-type="float" office:value="116.69891" calcext:value-type="float">
            <text:p>116.69891</text:p>
          </table:table-cell>
          <table:table-cell office:value-type="string" calcext:value-type="string">
            <text:p>85 feet</text:p>
          </table:table-cell>
          <table:table-cell office:value-type="float" office:value="112.38" calcext:value-type="float">
            <text:p>112.38</text:p>
          </table:table-cell>
        </table:table-row>
        <table:table-row table:style-name="ro2">
          <table:table-cell/>
          <table:table-cell office:value-type="float" office:value="81.0806033333333" calcext:value-type="float">
            <text:p>81.0806033333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44:44</text:p>
          </table:table-cell>
          <table:table-cell office:value-type="float" office:value="38.3327866666667" calcext:value-type="float">
            <text:p>38.3327866667</text:p>
          </table:table-cell>
          <table:table-cell office:value-type="float" office:value="356.29156" calcext:value-type="float">
            <text:p>356.29156</text:p>
          </table:table-cell>
          <table:table-cell office:value-type="float" office:value="54" calcext:value-type="float">
            <text:p>54</text:p>
          </table:table-cell>
          <table:table-cell office:value-type="float" office:value="11.42" calcext:value-type="float">
            <text:p>11.42</text:p>
          </table:table-cell>
        </table:table-row>
        <table:table-row table:style-name="ro2">
          <table:table-cell/>
          <table:table-cell office:value-type="float" office:value="81.080565" calcext:value-type="float">
            <text:p>81.080565</text:p>
          </table:table-cell>
          <table:table-cell table:number-columns-repeated="3"/>
        </table:table-row>
        <table:table-row table:style-name="ro2" table:number-rows-repeated="104854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6T12:40:27.122570806</meta:creation-date>
    <dc:date>2013-12-27T12:45:14.335771499</dc:date>
    <meta:editing-duration>PT22H55M35S</meta:editing-duration>
    <meta:editing-cycles>1</meta:editing-cycles>
    <meta:document-statistic meta:table-count="1" meta:cell-count="46" meta:object-count="0"/>
    <meta:generator>LibreOffice/4.1.4.2$Linux_X86_64 LibreOffice_project/410$Build-2</meta:generator>
  </office:meta>
</office:document-meta>
</file>